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33.35pt"/>
    </style:style>
    <style:style style:name="co4" style:family="table-column">
      <style:table-column-properties fo:break-before="auto" style:column-width="137.65pt"/>
    </style:style>
    <style:style style:name="co5" style:family="table-column">
      <style:table-column-properties fo:break-before="auto" style:column-width="177.79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73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225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Geolocaliz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style-name="ce3" office:value-type="string" calcext:value-type="string">
            <text:p>'‘key', 'string')</text:p>
          </table:table-cell>
          <table:table-cell office:value-type="string" calcext:value-type="string">
            <text:p>('end_point_address_city', 'string')</text:p>
          </table:table-cell>
          <table:table-cell table:style-name="ce1" office:value-type="string" calcext:value-type="string">
            <text:p>('duration_seconds', 'double')</text:p>
          </table:table-cell>
          <table:table-cell office:value-type="string" calcext:value-type="string">
            <text:p>('gps_distance', 'double')</text:p>
          </table:table-cell>
          <table:table-cell office:value-type="string" calcext:value-type="string">
            <text:p>('fuel_cost_currency_code', 'string')</text:p>
          </table:table-cell>
          <table:table-cell table:style-name="ce2" office:value-type="string" calcext:value-type="string">
            <text:p>('fuel_ppg', 'string')</text:p>
          </table:table-cell>
          <table:table-cell office:value-type="string" calcext:value-type="string">
            <text:p>('hard_accel_count', 'bigint')</text:p>
          </table:table-cell>
        </table:table-row>
        <table:table-row table:style-name="ro1">
          <table:table-cell office:value-type="string" calcext:value-type="string">
            <text:p>('device_key', 'string')</text:p>
          </table:table-cell>
          <table:table-cell office:value-type="string" calcext:value-type="string">
            <text:p>('end_point_address_country', 'string')</text:p>
          </table:table-cell>
          <table:table-cell office:value-type="string" calcext:value-type="string">
            <text:p>('end_point_daylight_saving_time_flag', 'boolean')</text:p>
          </table:table-cell>
          <table:table-cell office:value-type="string" calcext:value-type="string">
            <text:p>('gps_miles', 'double')</text:p>
          </table:table-cell>
          <table:table-cell office:value-type="string" calcext:value-type="string">
            <text:p><text:s/>('fuel_cost_currency_symbol', 'string')</text:p>
          </table:table-cell>
          <table:table-cell/>
          <table:table-cell table:style-name="ce2" office:value-type="string" calcext:value-type="string">
            <text:p>('hard_brake_count', 'bigint')</text:p>
          </table:table-cell>
        </table:table-row>
        <table:table-row table:style-name="ro1">
          <table:table-cell table:style-name="ce2" office:value-type="string" calcext:value-type="string">
            <text:p>('vehicle_key', 'string'),</text:p>
          </table:table-cell>
          <table:table-cell office:value-type="string" calcext:value-type="string">
            <text:p>('end_point_address_state', 'string')</text:p>
          </table:table-cell>
          <table:table-cell office:value-type="string" calcext:value-type="string">
            <text:p>('end_point_timestamp', 'string')</text:p>
          </table:table-cell>
          <table:table-cell office:value-type="string" calcext:value-type="string">
            <text:p>('obd_distance', 'double')</text:p>
          </table:table-cell>
          <table:table-cell office:value-type="string" calcext:value-type="string">
            <text:p>('fuel_type', 'string')</text:p>
          </table:table-cell>
          <table:table-cell/>
          <table:table-cell table:style-name="ce2" office:value-type="string" calcext:value-type="string">
            <text:p>('idle_seconds', 'bigint')</text:p>
          </table:table-cell>
        </table:table-row>
        <table:table-row table:style-name="ro1">
          <table:table-cell office:value-type="string" calcext:value-type="string">
            <text:p>('vehicle_nickname', 'string')]</text:p>
          </table:table-cell>
          <table:table-cell office:value-type="string" calcext:value-type="string">
            <text:p>('end_point_address_zipcode', 'string')</text:p>
          </table:table-cell>
          <table:table-cell office:value-type="string" calcext:value-type="string">
            <text:p>('end_point_timestamp_tz', 'string')</text:p>
          </table:table-cell>
          <table:table-cell office:value-type="string" calcext:value-type="string">
            <text:p>('obd_miles', 'double')</text:p>
          </table:table-cell>
          <table:table-cell table:number-columns-repeated="2"/>
          <table:table-cell table:style-name="ce2" office:value-type="string" calcext:value-type="string">
            <text:p>('speeding_city_major_count', 'bigint')</text:p>
          </table:table-cell>
        </table:table-row>
        <table:table-row table:style-name="ro1">
          <table:table-cell/>
          <table:table-cell table:style-name="ce1" office:value-type="string" calcext:value-type="string">
            <text:p>('end_point_latitude', 'double')</text:p>
          </table:table-cell>
          <table:table-cell office:value-type="string" calcext:value-type="string">
            <text:p>('end_point_timestamp_utc', 'string')</text:p>
          </table:table-cell>
          <table:table-cell table:style-name="ce2" office:value-type="string" calcext:value-type="string">
            <text:p>('points_city_count', 'bigint'),</text:p>
          </table:table-cell>
          <table:table-cell table:number-columns-repeated="2"/>
          <table:table-cell table:style-name="ce2" office:value-type="string" calcext:value-type="string">
            <text:p>('speeding_city_minor_count', 'bigint'),</text:p>
          </table:table-cell>
        </table:table-row>
        <table:table-row table:style-name="ro1">
          <table:table-cell/>
          <table:table-cell table:style-name="ce1" office:value-type="string" calcext:value-type="string">
            <text:p>('end_point_longitude', 'double')</text:p>
          </table:table-cell>
          <table:table-cell office:value-type="string" calcext:value-type="string">
            <text:p>('start_point_daylight_saving_time_flag', 'boolean'),</text:p>
          </table:table-cell>
          <table:table-cell table:style-name="ce2" office:value-type="string" calcext:value-type="string">
            <text:p>('points_hwy_count', 'bigint')</text:p>
          </table:table-cell>
          <table:table-cell table:number-columns-repeated="2"/>
          <table:table-cell table:style-name="ce2" office:value-type="string" calcext:value-type="string">
            <text:p>('speeding_hwy_major_count', 'bigint'),</text:p>
          </table:table-cell>
        </table:table-row>
        <table:table-row table:style-name="ro2">
          <table:table-cell/>
          <table:table-cell table:style-name="ce2" office:value-type="string" calcext:value-type="string">
            <text:p>('start_point_address_city', 'string'),</text:p>
          </table:table-cell>
          <table:table-cell table:style-name="ce2" office:value-type="string" calcext:value-type="string">
            <text:p>('start_point_timestamp', 'string'),</text:p>
          </table:table-cell>
          <table:table-cell office:value-type="string" calcext:value-type="string">
            <text:p/>
            <text:p> </text:p>
          </table:table-cell>
          <table:table-cell table:number-columns-repeated="2"/>
          <table:table-cell office:value-type="string" calcext:value-type="string">
            <text:p><text:s/>('speeding_hwy_minor_count', 'bigint'),</text:p>
          </table:table-cell>
        </table:table-row>
        <table:table-row table:style-name="ro1">
          <table:table-cell/>
          <table:table-cell table:style-name="ce2" office:value-type="string" calcext:value-type="string">
            <text:p>('start_point_address_country', 'string'),</text:p>
          </table:table-cell>
          <table:table-cell table:style-name="ce2" office:value-type="string" calcext:value-type="string">
            <text:p><text:s/>('start_point_timestamp_tz', 'string')</text:p>
          </table:table-cell>
          <table:table-cell table:number-columns-repeated="3"/>
          <table:table-cell table:style-name="ce2" office:value-type="string" calcext:value-type="string">
            <text:p>('top_speed', 'double'),</text:p>
          </table:table-cell>
        </table:table-row>
        <table:table-row table:style-name="ro2">
          <table:table-cell/>
          <table:table-cell table:style-name="ce6" office:value-type="string" calcext:value-type="string">
            <text:p><text:s/>('start_point_address_state', 'string'),</text:p>
          </table:table-cell>
          <table:table-cell table:style-name="ce2" office:value-type="string" calcext:value-type="string">
            <text:p><text:span text:style-name="T2">,</text:span></text:p>
            <text:p><text:span text:style-name="T2"> ('start_point_timestamp_utc', 'string')</text:span></text:p>
          </table:table-cell>
          <table:table-cell table:number-columns-repeated="3"/>
          <table:table-cell office:value-type="string" calcext:value-type="string">
            <text:p/>
            <text:p> ('top_speed_mph', 'double'),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('start_point_address_zipcode', 'string'),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('start_point_latitude', 'double'),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 </text:p>
            <text:p>  ('start_point_longitude', 'double'),</text:p>
            <text:p/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'static_map_url', 'string')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4">
          <table:table-cell office:value-type="string" calcext:value-type="string">
            <text:p/>
            <text:p> ('duration_seconds', 'double'),</text:p>
            <text:p><text:span text:style-name="T1"> ('start_point_daylight_saving_time_flag', 'boolean')</text:span></text:p>
            <text:p> ('end_point_latitude', 'double'),</text:p>
            <text:p> ('end_point_longitude', 'double'),</text:p>
            <text:p><text:span text:style-name="T1">('start_point_latitude', 'double'),</text:span></text:p>
            <text:p><text:span text:style-name="T1"> ('start_point_longitude', 'double'),</text:span></text:p>
            <text:p/>
            <text:p><text:span text:style-name="T1">'obd_distance', 'double'),</text:span></text:p>
            <text:p><text:span text:style-name="T1"> ('obd_miles', 'double'),</text:span></text:p>
            <text:p> ('gps_distance', 'double'),</text:p>
            <text:p> ('gps_miles', 'double'),</text:p>
            <text:p> ('hard_accel_count', 'bigint'),</text:p>
            <text:p> ('hard_brake_count', 'bigint'),</text:p>
            <text:p> ('idle_seconds', 'bigint'),</text:p>
            <text:p>  ('start_point_timestamp', 'string'),</text:p>
            <text:p/>
            <text:p> </text:p>
            <text:p>,</text:p>
            <text:p> </text:p>
            <text:p/>
            <text:p/>
            <text:p>]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22:51:29.52481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35:32.777360445</meta:creation-date>
    <dc:date>2018-03-04T23:35:23.530578744</dc:date>
    <meta:editing-duration>PT2H58M5S</meta:editing-duration>
    <meta:editing-cycles>12</meta:editing-cycles>
    <meta:generator>LibreOffice/5.3.1.2$Linux_X86_64 LibreOffice_project/30m0$Build-2</meta:generator>
    <meta:document-statistic meta:table-count="1" meta:cell-count="54" meta:object-count="0"/>
  </office:meta>
</office:document-meta>
</file>